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 style:data-style-name="N2" text:time-value="10:15:56.6408663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ane Trout</meta:initial-creator>
    <meta:creation-date>2017-06-22T10:13:50.732730936</meta:creation-date>
    <dc:date>2017-06-22T10:16:02.921791736</dc:date>
    <dc:creator>Diane Trout</dc:creator>
    <meta:editing-duration>PT41S</meta:editing-duration>
    <meta:editing-cycles>2</meta:editing-cycles>
    <meta:generator>LibreOffice/5.2.7.2$Linux_X86_64 LibreOffice_project/20m0$Build-2</meta:generator>
    <meta:document-statistic meta:table-count="1" meta:cell-count="15" meta:object-count="0"/>
  </office:meta>
</office:document-meta>
</file>